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custom-shape draw:style-name="gr1" draw:text-style-name="P1" draw:layer="layout" svg:width="5.08cm" svg:height="5.08cm" svg:x="4.81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9.8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9.89cm" svg:y="11.16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2-05-16T10:14:34</meta:creation-date>
    <dc:date>2012-05-16T10:18:18</dc:date>
    <dc:creator>Bruno Turcksin</dc:creator>
    <meta:editing-duration>PT3M44S</meta:editing-duration>
    <meta:editing-cycles>2</meta:editing-cycles>
    <meta:generator>LibreOffice/3.4$Unix LibreOffice_project/340m1$Build-402</meta:generator>
    <meta:document-statistic meta:object-count="3"/>
  </office:meta>
</office:document-meta>
</file>